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70000006A29CE19FD.png" manifest:media-type="image/png"/>
  <manifest:file-entry manifest:full-path="Pictures/10000201000001A7000000BD2F704F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8.55cm" fo:min-width="5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6.45cm" fo:min-width="3.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51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text-properties fo:color="#ffffff" style:font-name="Impact" fo:font-size="16pt" style:font-size-asian="16pt" style:font-size-complex="16pt"/>
    </style:style>
    <style:style style:name="T1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ffffff" style:font-name="Impact" fo:font-size="15pt" style:font-size-asian="15pt" style:font-size-complex="15pt"/>
    </style:style>
    <style:style style:name="T3" style:family="text">
      <style:text-properties fo:color="#ffffff" style:font-name="URW Gothic L" fo:font-size="5pt" fo:font-weight="normal" style:font-size-asian="5pt" style:font-weight-asian="norm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8.8cm" svg:x="9.2cm" svg:y="7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cm" svg:y1="9cm" svg:x2="9.1cm" svg:y2="9cm">
          <text:p/>
        </draw:line>
        <draw:line draw:style-name="gr2" draw:text-style-name="P1" draw:layer="layout" svg:x1="7.3cm" svg:y1="15.7cm" svg:x2="8.9cm" svg:y2="15.7cm">
          <text:p/>
        </draw:line>
        <draw:line draw:style-name="gr2" draw:text-style-name="P1" draw:layer="layout" svg:x1="13.5cm" svg:y1="6.7cm" svg:x2="13.5cm" svg:y2="7.6cm">
          <text:p/>
        </draw:line>
        <draw:line draw:style-name="gr2" draw:text-style-name="P1" draw:layer="layout" svg:x1="13.6cm" svg:y1="17.4cm" svg:x2="13.6cm" svg:y2="16.6cm">
          <text:p/>
        </draw:line>
        <draw:frame draw:style-name="gr3" draw:text-style-name="P1" draw:layer="layout" svg:width="2.195cm" svg:height="0.982cm" draw:transform="skewX (-0.0010471975511966) rotate (-1.56713113536571) translate (17.092cm 9.1cm)">
          <draw:image xlink:href="Pictures/10000201000001A7000000BD2F704F26.png" xlink:type="simple" xlink:show="embed" xlink:actuate="onLoad">
            <text:p/>
          </draw:image>
        </draw:frame>
        <draw:line draw:style-name="gr4" draw:text-style-name="P1" draw:layer="layout" svg:x1="9.2cm" svg:y1="9cm" svg:x2="13.4cm" svg:y2="9cm">
          <text:p/>
        </draw:line>
        <draw:line draw:style-name="gr4" draw:text-style-name="P1" draw:layer="layout" svg:x1="9.3cm" svg:y1="15.7cm" svg:x2="13.4cm" svg:y2="15.7cm">
          <text:p/>
        </draw:line>
        <draw:line draw:style-name="gr4" draw:text-style-name="P1" draw:layer="layout" svg:x1="13.5cm" svg:y1="4.9cm" svg:x2="13.5cm" svg:y2="20.8cm">
          <text:p/>
        </draw:line>
        <draw:path draw:style-name="gr5" draw:text-style-name="P1" draw:layer="layout" svg:width="3.261cm" svg:height="1.358cm" draw:transform="rotate (-0.737750674818004) translate (3.494cm 8.4cm)" svg:viewBox="0 0 3262 1359" svg:d="M0 0c2973 0 3262 1359 3262 1359">
          <text:p/>
        </draw:path>
        <draw:frame draw:style-name="gr6" draw:text-style-name="P3" draw:layer="layout" svg:width="5.2cm" svg:height="1.8cm" svg:x="10cm" svg:y="7.7cm">
          <draw:text-box>
            <text:p text:style-name="P2"><text:span text:style-name="T1">Eclipse</text:span></text:p>
          </draw:text-box>
        </draw:frame>
        <draw:custom-shape draw:style-name="gr7" draw:text-style-name="P1" draw:layer="layout" svg:width="4.2cm" svg:height="6.7cm" svg:x="9.3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34cm" svg:height="0.399cm" draw:transform="skewX (-0.00506145483078355) rotate (-1.5685273987673) translate (14.399cm 10.2cm)">
          <draw:image xlink:href="Pictures/10000201000000670000006A29CE19FD.png" xlink:type="simple" xlink:show="embed" xlink:actuate="onLoad">
            <text:p/>
          </draw:image>
        </draw:frame>
        <draw:frame draw:style-name="gr9" draw:text-style-name="P4" draw:layer="layout" svg:width="2.798cm" svg:height="1.762cm" draw:transform="rotate (-1.5685273987673) translate (14.662cm 8.8cm)">
          <draw:text-box>
            <text:p text:style-name="P4"><text:span text:style-name="T2">SECO <text:s text:c="5"/>D</text:span></text:p>
            <text:p text:style-name="P4"><text:span text:style-name="T3">PULSE DRIVER</text:span></text:p>
          </draw:text-box>
        </draw:frame>
        <draw:line draw:style-name="gr4" draw:text-style-name="P1" draw:layer="layout" svg:x1="6.6cm" svg:y1="16.4cm" svg:x2="18.4cm" svg:y2="16.4cm">
          <text:p/>
        </draw:line>
        <draw:line draw:style-name="gr4" draw:text-style-name="P1" draw:layer="layout" svg:x1="9.3cm" svg:y1="5.6cm" svg:x2="9.3cm" svg:y2="19.9cm">
          <text:p/>
        </draw:line>
        <draw:line draw:style-name="gr4" draw:text-style-name="P1" draw:layer="layout" svg:x1="15.1cm" svg:y1="6.1cm" svg:x2="15.1cm" svg:y2="20.7cm">
          <text:p/>
        </draw:line>
        <draw:line draw:style-name="gr4" draw:text-style-name="P1" draw:layer="layout" svg:x1="7.1cm" svg:y1="7.6cm" svg:x2="17.3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ed-by>Bartosz </meta:printed-by>
    <meta:print-date>2017-07-04T16:50:24.193815457</meta:print-date>
    <dc:date>2017-07-04T16:55:42.596012600</dc:date>
    <dc:creator>Bartosz </dc:creator>
    <meta:editing-duration>PT1H25M23S</meta:editing-duration>
    <meta:editing-cycles>11</meta:editing-cycles>
    <meta:generator>LibreOffice/4.3.7.2$Linux_X86_64 LibreOffice_project/430$Build-2</meta:generator>
    <meta:document-statistic meta:object-count="18"/>
  </office:meta>
</office:document-meta>
</file>